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bd9e3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bd9e3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bd9e3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bd9e3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bd9e3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bd9e3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bd9e3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bd9e3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bd9e3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bd9e3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bd9e3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bd9e3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bd9e3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bd9e3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bd9e3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bd9e3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bd9e3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Sebastian Jhosue Rojas Rodriguez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8/8/2008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539609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4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Lilian  Rodrigu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2792283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53.00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5" meta:character-count="1158" meta:non-whitespace-character-count="992"/>
    <meta:template xlink:type="simple" xlink:actuate="onRequest" xlink:title="Normal" xlink:href=""/>
  </office:meta>
</office:document-meta>
</file>